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egoe UI" svg:font-family="'Segoe UI', 'DejaVu Sans', 'Lucida Grande', 'Lucida Sans Unicode', 'Arial Unicode MS', 'Hiragino Kaku Gothic Pr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16e26" officeooo:paragraph-rsid="00016e26"/>
    </style:style>
    <style:style style:name="P2" style:family="paragraph" style:parent-style-name="Heading_20_2">
      <style:text-properties officeooo:rsid="00016e26" officeooo:paragraph-rsid="00016e26"/>
    </style:style>
    <style:style style:name="P3" style:family="paragraph" style:parent-style-name="Standard">
      <style:text-properties officeooo:rsid="00016e26" officeooo:paragraph-rsid="00016e26"/>
    </style:style>
    <style:style style:name="P4" style:family="paragraph" style:parent-style-name="Standard">
      <style:text-properties officeooo:rsid="00019213" officeooo:paragraph-rsid="00019213"/>
    </style:style>
    <style:style style:name="T1" style:family="text">
      <style:text-properties officeooo:rsid="00019213"/>
    </style:style>
    <style:style style:name="T2" style:family="text">
      <style:text-properties fo:font-weight="bold"/>
    </style:style>
    <style:style style:name="T3" style:family="text">
      <style:text-properties fo:color="#c9211e"/>
    </style:style>
    <style:style style:name="T4" style:family="text">
      <style:text-properties officeooo:rsid="00045a82"/>
    </style:style>
    <style:style style:name="T5" style:family="text">
      <style:text-properties style:font-name="Segoe UI"/>
    </style:style>
    <style:style style:name="T6" style:family="text">
      <style:text-properties fo:font-size="10pt"/>
    </style:style>
    <style:style style:name="T7"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oletti Elio</text:p>
      <text:p text:style-name="P3">Liegeois Swann</text:p>
      <text:p text:style-name="P3">ROUSSEAU Gabrien</text:p>
      <text:p text:style-name="P3">Duchemin Léonard </text:p>
      <text:p text:style-name="P3">Vitale Lily</text:p>
      <text:p text:style-name="P3"/>
      <text:p text:style-name="P3"/>
      <text:p text:style-name="P4">Introduction</text:p>
      <text:p text:style-name="P4"/>
      <text:p text:style-name="P4">Les femmes<text:span text:style-name="T2"> dans la politique</text:span> font face a des contraintes. </text:p>
      <text:p text:style-name="P4">Population Mondiale : 50 % pop mondiale sont des femmes </text:p>
      <text:p text:style-name="P4">SOUS REPRÉSENTATION DES FEMMES DANS LA POLITIQUE. </text:p>
      <text:p text:style-name="P4">Au mieux il y a les pays scandinaves qui atteignent 44% de représentation des femmes en politique <text:bookmark text:name="cite_ref-1"/><text:a xlink:type="simple" xlink:href="https://fr.vikidia.org/wiki/Place_des_femmes_en_politique#cite_note-1" text:style-name="Internet_20_link" text:visited-style-name="Visited_20_Internet_20_Link">1</text:a>. En revanche, il y a des évolutions: les femmes ont de plus en plus de droits dans la plupart des pays du monde donc il y a de plus en plus de femmes qui sont élues. Il y en a qui sont des grands dirigeants restés très connus. Avant il y a eu <text:a xlink:type="simple" xlink:href="https://fr.vikidia.org/wiki/Cléopatre" text:style-name="Internet_20_link" text:visited-style-name="Visited_20_Internet_20_Link">Cléopatre</text:a>, <text:a xlink:type="simple" xlink:href="https://fr.vikidia.org/wiki/Zénobie" text:style-name="Internet_20_link" text:visited-style-name="Visited_20_Internet_20_Link">Zénobie</text:a>, <text:a xlink:type="simple" xlink:href="https://fr.vikidia.org/w/index.php?title=Tomyris&amp;action=edit&amp;redlink=1" text:style-name="Internet_20_link" text:visited-style-name="Visited_20_Internet_20_Link">Tomyris</text:a>. Un peu après il y a eu <text:a xlink:type="simple" xlink:href="https://fr.vikidia.org/wiki/Catherine_II_de_Russie" text:style-name="Internet_20_link" text:visited-style-name="Visited_20_Internet_20_Link">Catherine II de Russie</text:a>. Aujourd'hui on connait bien <text:a xlink:type="simple" xlink:href="https://fr.vikidia.org/wiki/Angela_Merkel" text:style-name="Internet_20_link" text:visited-style-name="Visited_20_Internet_20_Link">Angela Merkel</text:a>, la reine <text:a xlink:type="simple" xlink:href="https://fr.vikidia.org/wiki/Elisabeth_II" text:style-name="Internet_20_link" text:visited-style-name="Visited_20_Internet_20_Link">Elisabeth II</text:a>, <text:a xlink:type="simple" xlink:href="https://fr.vikidia.org/wiki/Margaret_Thatcher" text:style-name="Internet_20_link" text:visited-style-name="Visited_20_Internet_20_Link">Margaret Thatcher</text:a>, <text:a xlink:type="simple" xlink:href="https://fr.vikidia.org/wiki/Hillary_Clinton" text:style-name="Internet_20_link" text:visited-style-name="Visited_20_Internet_20_Link">Hillary Clinton</text:a> ou <text:a xlink:type="simple" xlink:href="https://fr.vikidia.org/wiki/Aung_San_Suu_Kyi" text:style-name="Internet_20_link" text:visited-style-name="Visited_20_Internet_20_Link">Aung San Suu Kyi</text:a>. </text:p>
      <text:p text:style-name="P4">vikidia</text:p>
      <text:p text:style-name="P3"/>
      <text:p text:style-name="P3">Politique en France</text:p>
      <text:p text:style-name="P3"/>
      <text:p text:style-name="P3"/>
      <text:p text:style-name="P3">Le rôle des <text:span text:style-name="T2">femmes en France</text:span> a changé tout au long de l'histoire. <text:span text:style-name="T3">En 1944,</text:span> les femmes françaises obtiennent le <text:a xlink:type="simple" xlink:href="https://fr.wikipedia.org/wiki/Droit_de_vote_des_femmes" text:style-name="Internet_20_link" text:visited-style-name="Visited_20_Internet_20_Link">droit de vote</text:a>. Comme dans les autres pays occidentaux, le rôle des femmes a connu de nombreux changements sociaux et juridiques entre les <text:a xlink:type="simple" xlink:href="https://fr.wikipedia.org/wiki/Années_1960" text:style-name="Internet_20_link" text:visited-style-name="Visited_20_Internet_20_Link">années 1960</text:a> et <text:a xlink:type="simple" xlink:href="https://fr.wikipedia.org/wiki/Années_1970" text:style-name="Internet_20_link" text:visited-style-name="Visited_20_Internet_20_Link">1970</text:a>. Le <text:a xlink:type="simple" xlink:href="https://fr.wikipedia.org/wiki/Féminisme_en_France" text:style-name="Internet_20_link" text:visited-style-name="Visited_20_Internet_20_Link">féminisme français</text:a>, qui tient ses origines de la <text:a xlink:type="simple" xlink:href="https://fr.wikipedia.org/wiki/Révolution_française" text:style-name="Internet_20_link" text:visited-style-name="Visited_20_Internet_20_Link">Révolution française</text:a>, a été influent au cours du <text:a xlink:type="simple" xlink:href="https://fr.wikipedia.org/wiki/XXe_siècle" text:style-name="Internet_20_link" text:visited-style-name="Visited_20_Internet_20_Link">XXe siècle</text:a> par sa contribution au corpus théorique, en particulier à travers les travaux de <text:a xlink:type="simple" xlink:href="https://fr.wikipedia.org/wiki/Simone_de_Beauvoir" text:style-name="Internet_20_link" text:visited-style-name="Visited_20_Internet_20_Link">Simone de Beauvoir</text:a>. </text:p>
      <text:p text:style-name="P3"/>
      <text:p text:style-name="P3"/>
      <text:p text:style-name="P3"/>
      <text:p text:style-name="P3"><text:span text:style-name="Strong_20_Emphasis">Le droit de vote</text:span> est un droit fondamental. En France, <text:span text:style-name="Strong_20_Emphasis">les femmes l'ont obtenu juste après la seconde guerre mondiale</text:span>, en 1944, ce qui est tardif quand on compare à d'autres pays et que l'on considère la France comme l'un des pays des droits de l'homme, le pays de <text:a xlink:type="simple" xlink:href="https://education.toutcomment.com/article/qu-est-ce-que-la-philosophie-des-lumieres-12080.html" text:style-name="Internet_20_link" text:visited-style-name="Visited_20_Internet_20_Link">la philosophie des Lumières</text:a>. Nous parlerons ici des dates importantes, du texte de loi, du contexte historique dans lequel ce droit a été obtenu et pourquoi il a été si tardif. </text:p>
      <text:p text:style-name="P3"/>
      <text:p text:style-name="P3"/>
      <text:h text:style-name="P2" text:outline-level="2"><text:bookmark text:name="anchor_1"/>Comment les Françaises ont obtenu le droit de vote ? </text:h>
      <text:h text:style-name="Heading_20_3" text:outline-level="3">Les femmes de la Révolution française</text:h>
      <text:p text:style-name="Text_20_body">Tout commence avec <text:span text:style-name="Strong_20_Emphasis">la Révolution française</text:span> à laquelle les femmes ont participé pleinement. Dès 1789, des femmes révolutionnaires reprocheront aux États Généraux leur non-représentation :</text:p>
      <text:p text:style-name="Text_20_body">"Q<text:span text:style-name="Emphasis">ue l’organisation de cette assemblée respectable des Etats généraux telle qu’on nous la présente, puisse véritablement représenter la Nation entière, tandis que la moitié et plus de la Nation n’y siégera pas, en est exclu, c’est Messieurs un problème et un problème injurieux à notre sexe"</text:span></text:p>
      <text:p text:style-name="Text_20_body">extrait des <text:span text:style-name="Emphasis">Remontrances, plaintes et doléances des dames françaises à l’occasion de l’assemblée des Etats généraux</text:span></text:p>
      <text:h text:style-name="Heading_20_3" text:outline-level="3"><text:soft-page-break/><text:span text:style-name="Strong_20_Emphasis">150 ans plus tard...</text:span></text:h>
      <text:p text:style-name="Text_20_body">Il aura fallu attendre plus de 150 ans pour que les femmes obtiennent ce droit. Durant la IIe République, il y aura une montée féministe qui jouera un rôle de préparation important.</text:p>
      <text:p text:style-name="Text_20_body">Des milliers de femmes se sont engagés dans la Résistance pendant l'occupation nazi. Elles combattirent pour une France libre (lutte armée, hébergement de clandestins, transmission des messages etc.), mais aussi pour une France égalitaire, notamment sur la question de l'égalité politique des sexes.</text:p>
      <text:p text:style-name="Text_20_body">C'est le résistant <text:span text:style-name="Strong_20_Emphasis">Fernand Grenier</text:span> qui défendra le droit de vote des femmes à l'assemblée et le 23 mars 1944, l'assemblée réunie à Alger adopte le principe du droit de vote des femmes (51 voix pour contre 16 contre). <text:span text:style-name="Strong_20_Emphasis">De Gaulle</text:span> ratifiera ensuite le droit de vote et éligibilité des femmes.</text:p>
      <text:p text:style-name="Text_20_body">Ce sont<text:span text:style-name="Strong_20_Emphasis"> les femmes de la Résistance qui ont obtenu ce droit</text:span>, par leur courage et leurs revendications, en impulsant un changement drastique des mentalités françaises.</text:p>
      <text:p text:style-name="Text_20_body"/>
      <text:p text:style-name="Text_20_body"/>
      <text:p text:style-name="P3"/>
      <text:h text:style-name="P2" text:outline-level="2"><text:bookmark text:name="anchor_3"/>Droit de vote des femmes en France : pourquoi si tard ? <text:span text:style-name="T4">Tout comment</text:span></text:h>
      <text:p text:style-name="Text_20_body"><text:span text:style-name="Strong_20_Emphasis">Le Royaume de France </text:span>accorde le droit de vote aux femmes pour les élections consulaires et les États généraux, mais<text:span text:style-name="Strong_20_Emphasis"> ce droit sera aboli en 1791</text:span>. Durant la IIIe République, les élus radicaux de gauche (au pouvoir de 1880 à 1930) considérèrent que les femmes sont sous l'influence de l'Église, qu'elles voteraient selon les vœux de leur paroisse, tout au plus de leur mari. Et ceci représentait un danger pour la gauche, car l'Église était de droite.</text:p>
      <text:p text:style-name="Text_20_body">En 1919, l'Assemblée nationale fait une proposition de loi en faveur du droit de vote des femmes qui sera rejeté par le Sénat. Une nouvelle tentative échoue en 1928. Après le Front populaire, où la situation est similaire, <text:span text:style-name="Strong_20_Emphasis">le Sénat disparaît et les freins avec</text:span>. Il convient de dire que le droit de vote des femmes étaient un moyen d'affaiblir socialistes et communistes en faveur des démocrates chrétiens.</text:p>
      <text:p text:style-name="Text_20_body"/>
      <text:p text:style-name="Text_20_body"/>
      <text:p text:style-name="P1">Le terme <text:span text:style-name="T2">suffragettes</text:span> <text:span text:style-name="T5">[</text:span><text:a xlink:type="simple" xlink:href="https://fr.wikipedia.org/wiki/API_s" text:style-name="Internet_20_link" text:visited-style-name="Visited_20_Internet_20_Link"><text:span text:style-name="T5">s</text:span></text:a><text:a xlink:type="simple" xlink:href="https://fr.wikipedia.org/wiki/API_y" text:style-name="Internet_20_link" text:visited-style-name="Visited_20_Internet_20_Link"><text:span text:style-name="T5">y</text:span></text:a><text:a xlink:type="simple" xlink:href="https://fr.wikipedia.org/wiki/API_f" text:style-name="Internet_20_link" text:visited-style-name="Visited_20_Internet_20_Link"><text:span text:style-name="T5">f</text:span></text:a><text:a xlink:type="simple" xlink:href="https://fr.wikipedia.org/wiki/API_ʁ" text:style-name="Internet_20_link" text:visited-style-name="Visited_20_Internet_20_Link"><text:span text:style-name="T5">ʁ</text:span></text:a><text:a xlink:type="simple" xlink:href="https://fr.wikipedia.org/wiki/API_a" text:style-name="Internet_20_link" text:visited-style-name="Visited_20_Internet_20_Link"><text:span text:style-name="T5">a</text:span></text:a><text:a xlink:type="simple" xlink:href="https://fr.wikipedia.org/wiki/API_ʒ" text:style-name="Internet_20_link" text:visited-style-name="Visited_20_Internet_20_Link"><text:span text:style-name="T5">ʒ</text:span></text:a><text:a xlink:type="simple" xlink:href="https://fr.wikipedia.org/wiki/API_ɛ" text:style-name="Internet_20_link" text:visited-style-name="Visited_20_Internet_20_Link"><text:span text:style-name="T5">ɛ</text:span></text:a><text:a xlink:type="simple" xlink:href="https://fr.wikipedia.org/wiki/API_t" text:style-name="Internet_20_link" text:visited-style-name="Visited_20_Internet_20_Link"><text:span text:style-name="T5">t</text:span></text:a><text:span text:style-name="T5">]</text:span><text:bookmark text:name="cite_ref-11"/><text:a xlink:type="simple" xlink:href="https://fr.wikipedia.org/wiki/Suffragette#cite_note-1" text:style-name="Internet_20_link" text:visited-style-name="Visited_20_Internet_20_Link">1</text:a> <text:a xlink:type="simple" xlink:href="https://fr.wikipedia.org/wiki/Fichier:LL-Q150_(fra)-0x010C-suffragette.wav" text:style-name="Internet_20_link" text:visited-style-name="Visited_20_Internet_20_Link">Écouter</text:a> (<text:span text:style-name="T6">en anglais : </text:span><text:span text:style-name="T5">[</text:span><text:a xlink:type="simple" xlink:href="https://fr.wikipedia.org/wiki/API_ˌ" text:style-name="Internet_20_link" text:visited-style-name="Visited_20_Internet_20_Link"><text:span text:style-name="T5">ˌ</text:span></text:a><text:a xlink:type="simple" xlink:href="https://fr.wikipedia.org/wiki/API_s" text:style-name="Internet_20_link" text:visited-style-name="Visited_20_Internet_20_Link"><text:span text:style-name="T5">s</text:span></text:a><text:a xlink:type="simple" xlink:href="https://fr.wikipedia.org/wiki/API_ʌ" text:style-name="Internet_20_link" text:visited-style-name="Visited_20_Internet_20_Link"><text:span text:style-name="T5">ʌ</text:span></text:a><text:a xlink:type="simple" xlink:href="https://fr.wikipedia.org/wiki/API_f" text:style-name="Internet_20_link" text:visited-style-name="Visited_20_Internet_20_Link"><text:span text:style-name="T5">f</text:span></text:a><text:a xlink:type="simple" xlink:href="https://fr.wikipedia.org/wiki/API_r" text:style-name="Internet_20_link" text:visited-style-name="Visited_20_Internet_20_Link"><text:span text:style-name="T5">r</text:span></text:a><text:a xlink:type="simple" xlink:href="https://fr.wikipedia.org/wiki/API_ə" text:style-name="Internet_20_link" text:visited-style-name="Visited_20_Internet_20_Link"><text:span text:style-name="T5">ə</text:span></text:a><text:a xlink:type="simple" xlink:href="https://fr.wikipedia.org/wiki/API_ˈ" text:style-name="Internet_20_link" text:visited-style-name="Visited_20_Internet_20_Link"><text:span text:style-name="T5">ˈ</text:span></text:a><text:a xlink:type="simple" xlink:href="https://fr.wikipedia.org/wiki/API_d" text:style-name="Internet_20_link" text:visited-style-name="Visited_20_Internet_20_Link"><text:span text:style-name="T5">d</text:span></text:a><text:a xlink:type="simple" xlink:href="https://fr.wikipedia.org/wiki/API_ʒ" text:style-name="Internet_20_link" text:visited-style-name="Visited_20_Internet_20_Link"><text:span text:style-name="T5">ʒ</text:span></text:a><text:a xlink:type="simple" xlink:href="https://fr.wikipedia.org/wiki/API_ɛ" text:style-name="Internet_20_link" text:visited-style-name="Visited_20_Internet_20_Link"><text:span text:style-name="T5">ɛ</text:span></text:a><text:a xlink:type="simple" xlink:href="https://fr.wikipedia.org/wiki/API_t" text:style-name="Internet_20_link" text:visited-style-name="Visited_20_Internet_20_Link"><text:span text:style-name="T5">t</text:span></text:a><text:a xlink:type="simple" xlink:href="https://fr.wikipedia.org/wiki/API_s" text:style-name="Internet_20_link" text:visited-style-name="Visited_20_Internet_20_Link"><text:span text:style-name="T5">s</text:span></text:a><text:span text:style-name="T5">]</text:span><text:bookmark text:name="cite_ref-2"/><text:a xlink:type="simple" xlink:href="https://fr.wikipedia.org/wiki/Suffragette#cite_note-2" text:style-name="Internet_20_link" text:visited-style-name="Visited_20_Internet_20_Link">2</text:a>) désigne, en son sens strict, les militantes de la <text:a xlink:type="simple" xlink:href="https://fr.wikipedia.org/wiki/Women%27s_Social_and_Political_Union" text:style-name="Internet_20_link" text:visited-style-name="Visited_20_Internet_20_Link"><text:span text:style-name="T7">Women's Social and Political Union</text:span></text:a>, une organisation créée en 1903 pour revendiquer le <text:a xlink:type="simple" xlink:href="https://fr.wikipedia.org/wiki/Droit_de_vote_des_femmes" text:style-name="Internet_20_link" text:visited-style-name="Visited_20_Internet_20_Link">droit de vote des femmes</text:a> au <text:a xlink:type="simple" xlink:href="https://fr.wikipedia.org/wiki/Royaume-Uni" text:style-name="Internet_20_link" text:visited-style-name="Visited_20_Internet_20_Link">Royaume-Uni</text:a>. Ses modes d’action, fondés sur la provocation, rompirent avec la bienséance qui dominait jusqu’alors le mouvement suffragiste britannique. </text:p>
      <text:p text:style-name="Text_20_body">Par extension, le terme est parfois utilisé pour désigner l’ensemble des militantes pour le droit de vote des femmes dans le monde anglo-saxon. </text:p>
      <text:p text:style-name="Text_20_body"><text:soft-page-break/>En 1918, les femmes britanniques obtinrent le <text:a xlink:type="simple" xlink:href="https://fr.wikipedia.org/wiki/Droit_de_vote_des_femmes" text:style-name="Internet_20_link" text:visited-style-name="Visited_20_Internet_20_Link">droit de vote</text:a> à partir de 30 ans (les hommes pouvaient, eux, voter dès l'âge de 21 ans). L'égalité fut établie dix ans plus tard, lorsque les femmes furent autorisées à voter dès 21 ans en 1928. </text:p>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egoe UI" svg:font-family="'Segoe UI', 'DejaVu Sans', 'Lucida Grande', 'Lucida Sans Unicode', 'Arial Unicode MS', 'Hiragino Kaku Gothic Pr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9T12:26:48.308000000</meta:creation-date>
    <dc:date>2020-10-09T13:04:55.580000000</dc:date>
    <meta:editing-duration>PT17M50S</meta:editing-duration>
    <meta:editing-cycles>3</meta:editing-cycles>
    <meta:generator>LibreOffice/6.3.3.2$Windows_X86_64 LibreOffice_project/a64200df03143b798afd1ec74a12ab50359878ed</meta:generator>
    <meta:document-statistic meta:table-count="0" meta:image-count="0" meta:object-count="0" meta:page-count="3" meta:paragraph-count="30" meta:word-count="849" meta:character-count="5069" meta:non-whitespace-character-count="4239"/>
  </office:meta>
</office:document-meta>
</file>